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1a8c" officeooo:paragraph-rsid="00101a8c" fo:background-color="#ffffff"/>
    </style:style>
    <style:style style:name="P2" style:family="paragraph" style:parent-style-name="Standard">
      <style:paragraph-properties fo:text-align="start" style:justify-single-word="false"/>
      <style:text-properties officeooo:rsid="00101a8c" officeooo:paragraph-rsid="00101a8c" fo:background-color="#ffffff"/>
    </style:style>
    <style:style style:name="T1" style:family="text">
      <style:text-properties fo:background-color="#0000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ttask</text:p>
      <text:p text:style-name="P1"/>
      <text:p text:style-name="P2"><text:tab/>Nettask is an application consist from 2 parts: server and client.</text:p>
      <text:p text:style-name="P2">Server is a demon which waits for connection from its clients, gets a number, multiplies it and then backs a result to the clients.</text:p>
      <text:p text:style-name="P2"/>
      <text:p text:style-name="P2">Client has GUI to make some simple settings as: an ip address, <text:s/>a port and a range number, all these are nessosary to connect to a particular server and send it a random number.</text:p>
      <text:p text:style-name="P2"/>
      <text:p text:style-name="P2"><text:tab/>In order to check test task you have to make a few simple steps:</text:p>
      <text:p text:style-name="P2">1. download <text:s/>*.tar to your «workdir»</text:p>
      <text:p text:style-name="P2">2. <text:span text:style-name="T1">cd «workdir»</text:span></text:p>
      <text:p text:style-name="P2">3. untar the tar file</text:p>
      <text:p text:style-name="P2">4 there are 2 subdirrectory:</text:p>
      <text:p text:style-name="P2">– server/</text:p>
      <text:p text:style-name="P2">– client/</text:p>
      <text:p text:style-name="P2"><text:span text:style-name="T1">cd server</text:span> and use <text:span text:style-name="T1">make</text:span></text:p>
      <text:p text:style-name="P2"><text:span text:style-name="T1">cd client</text:span> and use <text:span text:style-name="T1">qmake &amp;&amp; make -f Makefile</text:span></text:p>
      <text:p text:style-name="P2">5. start <text:span text:style-name="T1">./tsrv</text:span> and <text:span text:style-name="T1">./cli </text:span>in different consoles</text:p>
      <text:p text:style-name="P2">6. observe operation of apps</text:p>
      <text:p text:style-name="P2">7. push «exit» button for all clients</text:p>
      <text:p text:style-name="P2">8. «ctrl+c» for server to finish its job</text:p>
      <text:p text:style-name="P2"/>
      <text:p text:style-name="P2">PS:<text:tab/>There are room for improvement in nettask but perfect case may be reaching endless.</text:p>
      <text:p text:style-name="P2"><text:tab/>Server has hardcore port implimentation, I'll improve it only in next version, if it is <text:tab/>nessosary.</text:p>
      <text:p text:style-name="P2"><text:tab/>Nettask was build on gcc 4.8.5 version (compiler needs C++11 standard support)</text:p>
      <text:p text:style-name="P2"><text:tab/>It was tested with localhost only, please inform me if something wrong or not <text:tab/>undanstand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20:57:23.475589450</meta:creation-date>
    <dc:date>2015-10-04T21:43:23.956576749</dc:date>
    <meta:editing-duration>PT13M49S</meta:editing-duration>
    <meta:editing-cycles>1</meta:editing-cycles>
    <meta:document-statistic meta:table-count="0" meta:image-count="0" meta:object-count="0" meta:page-count="1" meta:paragraph-count="21" meta:word-count="205" meta:character-count="1143" meta:non-whitespace-character-count="948"/>
    <meta:generator>LibreOffice/4.4.5.2$Linux_X86_64 LibreOffice_project/40m0$Build-2</meta:generator>
  </office:meta>
</office:document-meta>
</file>